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-asian="Calibri" style:font-name-complex="Calibri"/>
    </style:style>
    <style:style style:name="T3" style:parent-style-name="Основнойшрифтабзаца" style:family="text">
      <style:text-properties style:font-name-asian="Calibri" style:font-name-complex="Calibri"/>
    </style:style>
    <style:style style:name="T4" style:parent-style-name="Основнойшрифтабзаца" style:family="text">
      <style:text-properties style:font-name-asian="Calibri" style:font-name-complex="Calibri"/>
    </style:style>
    <style:style style:name="T5" style:parent-style-name="Основнойшрифтабзаца" style:family="text">
      <style:text-properties style:font-name-asian="Calibri" style:font-name-complex="Calibri"/>
    </style:style>
    <style:style style:name="T6" style:parent-style-name="Основнойшрифтабзаца" style:family="text">
      <style:text-properties style:font-name-asian="Calibri" style:font-name-complex="Calibri"/>
    </style:style>
    <style:style style:name="T7" style:parent-style-name="Основнойшрифтабзаца" style:family="text">
      <style:text-properties style:font-name-asian="Calibri" style:font-name-complex="Calibri"/>
    </style:style>
    <style:style style:name="T8" style:parent-style-name="Основнойшрифтабзаца" style:family="text">
      <style:text-properties style:font-name-asian="Calibri" style:font-name-complex="Calibri"/>
    </style:style>
    <style:style style:name="T9" style:parent-style-name="Основнойшрифтабзаца" style:family="text">
      <style:text-properties style:font-name-asian="Calibri" style:font-name-complex="Calibri"/>
    </style:style>
    <style:style style:name="T10" style:parent-style-name="Основнойшрифтабзаца" style:family="text">
      <style:text-properties style:font-name-asian="Calibri" style:font-name-complex="Calibri"/>
    </style:style>
    <style:style style:name="T11" style:parent-style-name="Основнойшрифтабзаца" style:family="text">
      <style:text-properties style:font-name-asian="Calibri" style:font-name-complex="Calibri"/>
    </style:style>
    <style:style style:name="T12" style:parent-style-name="Основнойшрифтабзаца" style:family="text">
      <style:text-properties style:font-name-asian="Calibri" style:font-name-complex="Calibri"/>
    </style:style>
    <style:style style:name="T13" style:parent-style-name="Основнойшрифтабзаца" style:family="text">
      <style:text-properties style:font-name-asian="Calibri" style:font-name-complex="Calibri"/>
    </style:style>
    <style:style style:name="T14" style:parent-style-name="Основнойшрифтабзаца" style:family="text">
      <style:text-properties style:font-name-asian="Calibri" style:font-name-complex="Calibri"/>
    </style:style>
    <style:style style:name="T15" style:parent-style-name="Основнойшрифтабзаца" style:family="text">
      <style:text-properties style:font-name-asian="Calibri" style:font-name-complex="Calibri"/>
    </style:style>
    <style:style style:name="T16" style:parent-style-name="Основнойшрифтабзаца" style:family="text">
      <style:text-properties style:font-name-asian="Calibri" style:font-name-complex="Calibri"/>
    </style:style>
    <style:style style:name="T17" style:parent-style-name="Основнойшрифтабзаца" style:family="text">
      <style:text-properties style:font-name-asian="Calibri" style:font-name-complex="Calibri"/>
    </style:style>
    <style:style style:name="T18" style:parent-style-name="Основнойшрифтабзаца" style:family="text">
      <style:text-properties style:font-name-asian="Calibri" style:font-name-complex="Calibri"/>
    </style:style>
    <style:style style:name="T19" style:parent-style-name="Основнойшрифтабзаца" style:family="text">
      <style:text-properties style:font-name-asian="Calibri" style:font-name-complex="Calibri"/>
    </style:style>
    <style:style style:name="T20" style:parent-style-name="Основнойшрифтабзаца" style:family="text">
      <style:text-properties style:font-name-asian="Calibri" style:font-name-complex="Calibri"/>
    </style:style>
    <style:style style:name="P21" style:parent-style-name="Обычный" style:family="paragraph">
      <style:text-properties style:font-name-asian="Calibri" style:font-name-complex="Calibri"/>
    </style:style>
    <style:style style:name="P22" style:parent-style-name="Обычный" style:family="paragraph">
      <style:text-properties style:font-name-asian="Calibri" style:font-name-complex="Calibri"/>
    </style:style>
    <style:style style:name="P23" style:parent-style-name="Обычный" style:family="paragraph">
      <style:text-properties style:font-name-asian="Calibri" style:font-name-complex="Calibri"/>
    </style:style>
    <style:style style:name="T24" style:parent-style-name="Основнойшрифтабзаца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Лаб 1<text:s/></text:span><text:span text:style-name="T3">–</text:span><text:span text:style-name="T4"><text:s/>все задания;</text:span></text:p>
      <text:p text:style-name="Обычный"><text:span text:style-name="T5">Лаб 2<text:s/></text:span><text:span text:style-name="T6">–</text:span><text:span text:style-name="T7"><text:s/>ничего;</text:span></text:p>
      <text:p text:style-name="Обычный"><text:span text:style-name="T8">Лаб 3 – все</text:span><text:span text:style-name="T9"><text:s/>задания;</text:span></text:p>
      <text:p text:style-name="Обычный"><text:span text:style-name="T10">Лаб 4<text:s/></text:span><text:span text:style-name="T11">– все</text:span><text:span text:style-name="T12"><text:s/>задания(осталось дополнительное);</text:span></text:p>
      <text:p text:style-name="Обычный"><text:span text:style-name="T13">Лаб 5<text:s/></text:span><text:span text:style-name="T14">–</text:span><text:span text:style-name="T15"><text:s/>все задания;</text:span></text:p>
      <text:p text:style-name="Обычный"><text:span text:style-name="T16">Лаб 6<text:s/></text:span><text:span text:style-name="T17">–</text:span><text:span text:style-name="T18"><text:s/>все</text:span><text:span text:style-name="T19"><text:s/>задания</text:span><text:span text:style-name="T20">;</text:span></text:p>
      <text:p text:style-name="P21">Лаб 7<text:s/>– все задания;</text:p>
      <text:p text:style-name="P22">Лаб 8 – задания;</text:p>
      <text:p text:style-name="P23">Лаб 9 – задания;</text:p>
      <text:p text:style-name="Обычный"><text:span text:style-name="T24">Лаб 10 – задания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 7</dc:creator>
    <meta:creation-date>2016-12-07T13:48:00Z</meta:creation-date>
    <dc:date>2016-12-07T13:53:00Z</dc:date>
    <meta:template xlink:href="Normal" xlink:type="simple"/>
    <meta:editing-cycles>2</meta:editing-cycles>
    <meta:editing-duration>PT300S</meta:editing-duration>
    <meta:document-statistic meta:page-count="1" meta:paragraph-count="1" meta:word-count="32" meta:character-count="218" meta:row-count="1" meta:non-whitespace-character-count="187"/>
  </office:meta>
</office:document-meta>
</file>